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á,</text:p>
      <text:p text:style-name="P2">Você já parou para analisar como você pensa? Como sua mente trabalha para resolver problemas? Essa área é extremamente difícil de ser estudada e é muito controversa. A  ciência cognitiva é uma área multidisciplinar, que busca construir "teorias precisas e verificáveis a respeito dos processos de funcionamento da mente humana" (Russel &amp; Norvig, 2013), utilizando a psicologia experimental e técnicas e modelos computacionais da inteligência artificial. Newell e Simon (1961) propuseram um "Resolvedor Geral de Problemas", que simularia o processo mental da nossa inteligência. Fascinante, não? Assista à video-aula para entender melhor esse paradigma.</text:p>
      <text:p text:style-name="P1"><text:span text:style-name="Strong_20_Emphasis"><text:span text:style-name="T2">Jogue online a </text:span></text:span><text:a xlink:type="simple" xlink:href="https://www.somatematica.com.br/jogos/hanoi/" office:target-frame-name="_blank" xlink:show="new" text:style-name="Internet_20_link" text:visited-style-name="Visited_20_Internet_20_Link"><text:span text:style-name="Strong_20_Emphasis"><text:span text:style-name="T1">Torre de Hanói</text:span></text:span></text:a><text:span text:style-name="Strong_20_Emphasis"><text:span text:style-name="T2"> (requer mouse)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20:57.667793068</meta:creation-date>
    <dc:date>2022-09-03T12:21:48.194803546</dc:date>
    <meta:editing-duration>PT51S</meta:editing-duration>
    <meta:editing-cycles>1</meta:editing-cycles>
    <meta:document-statistic meta:table-count="0" meta:image-count="0" meta:object-count="0" meta:page-count="1" meta:paragraph-count="3" meta:word-count="103" meta:character-count="701" meta:non-whitespace-character-count="600"/>
    <meta:generator>LibreOffice/7.3.5.2$Linux_X86_64 LibreOffice_project/30$Build-2</meta:generator>
  </office:meta>
</office:document-meta>
</file>